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D0000002E4953ED856BEB378F.png" manifest:media-type="image/png"/>
  <manifest:file-entry manifest:full-path="Pictures/1000020100000080000000800CBF2D22F1AF2297.png" manifest:media-type="image/png"/>
  <manifest:file-entry manifest:full-path="Pictures/100002010000020D000000147DE502AED5CDCB3C.png" manifest:media-type="image/png"/>
  <manifest:file-entry manifest:full-path="Pictures/100002010000013B0000000CCC6DAEC6BF068DA8.png" manifest:media-type="image/png"/>
  <manifest:file-entry manifest:full-path="Pictures/100002010000005B0000005B2DE0379B5D082271.png" manifest:media-type="image/png"/>
  <manifest:file-entry manifest:full-path="Pictures/10000201000000210000002294F14B7CA9F60BCA.png" manifest:media-type="image/png"/>
  <manifest:file-entry manifest:full-path="Pictures/10000201000000E40000000CC8F5BE63CD544984.png" manifest:media-type="image/png"/>
  <manifest:file-entry manifest:full-path="Pictures/100002010000001C000000144B8519D756E25AC4.png" manifest:media-type="image/png"/>
  <manifest:file-entry manifest:full-path="Pictures/100002010000008100000014B1235D361F76453D.png" manifest:media-type="image/png"/>
  <manifest:file-entry manifest:full-path="Pictures/100002010000002B0000001453C4288D98184062.png" manifest:media-type="image/png"/>
  <manifest:file-entry manifest:full-path="Pictures/100002010000004300000030E0641CFB662F5731.png" manifest:media-type="image/png"/>
  <manifest:file-entry manifest:full-path="Pictures/1000020100000070000000145169AACD1610E592.png" manifest:media-type="image/png"/>
  <manifest:file-entry manifest:full-path="Pictures/10017CE00000096800000968D8E33B827191CBFD.svg" manifest:media-type="image/svg+xml"/>
  <manifest:file-entry manifest:full-path="Pictures/100002010000002100000022A8DC7EA035102BBA.png" manifest:media-type="image/png"/>
  <manifest:file-entry manifest:full-path="Pictures/1000020100000181000000144635FD764801ED1E.png" manifest:media-type="image/png"/>
  <manifest:file-entry manifest:full-path="Pictures/100011B500000AFC000007570CD79A7A7040ED93.svg" manifest:media-type="image/svg+xml"/>
  <manifest:file-entry manifest:full-path="Pictures/100002010000002A0000002A37A2E5BFE5D83FFD.png" manifest:media-type="image/png"/>
  <manifest:file-entry manifest:full-path="Pictures/100002010000002D0000002E128AFCA9A473D883.png" manifest:media-type="image/png"/>
  <manifest:file-entry manifest:full-path="Pictures/10000201000000190000000CE2184194BD983809.png" manifest:media-type="image/png"/>
  <manifest:file-entry manifest:full-path="Pictures/10000201000000140000002551B7C8008D5F366E.png" manifest:media-type="image/png"/>
  <manifest:file-entry manifest:full-path="Pictures/100002010000007F0000007043711FAD38A6762B.png" manifest:media-type="image/png"/>
  <manifest:file-entry manifest:full-path="Pictures/100002010000002A0000002A42F5C6A8EF0D0E6E.png" manifest:media-type="image/png"/>
  <manifest:file-entry manifest:full-path="Pictures/10000201000000190000001AE8CCFDD55F67D80F.png" manifest:media-type="image/png"/>
  <manifest:file-entry manifest:full-path="Pictures/100002010000001000000013DDE79D81539CE30F.png" manifest:media-type="image/png"/>
  <manifest:file-entry manifest:full-path="Pictures/100002010000004300000030C6ACD62DA9ACEA83.png" manifest:media-type="image/png"/>
  <manifest:file-entry manifest:full-path="Pictures/100002010000006A00000047A7141712AF71F72D.png" manifest:media-type="image/png"/>
  <manifest:file-entry manifest:full-path="Pictures/100002010000006A00000047832E003CE80E5980.png" manifest:media-type="image/png"/>
  <manifest:file-entry manifest:full-path="Pictures/100002010000003100000014A77911DAF6EF7E58.png" manifest:media-type="image/png"/>
  <manifest:file-entry manifest:full-path="Pictures/100002010000004000000040DFB57DFDDFF4CD1D.png" manifest:media-type="image/png"/>
  <manifest:file-entry manifest:full-path="Pictures/10000201000000240000002434298844B13BE6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fo:min-height="0.48cm"/>
    </style:style>
    <style:style style:name="gr4" style:family="graphic" style:parent-style-name="standard">
      <style:graphic-properties draw:stroke="solid" svg:stroke-color="#000000" draw:fill="none" draw:fill-color="#ffffff" fo:min-height="0.475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svg:stroke-width="0.035cm" svg:stroke-color="#80008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2a6099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800080" fo:font-size="12pt" fo:font-weight="bold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2a6099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text-transform="uppercase" fo:font-size="12pt" fo:font-weight="bold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ff0000" fo:font-size="12pt" fo:font-weight="bold" style:font-size-asian="12pt" style:font-size-complex="12pt"/>
    </style:style>
    <style:style style:name="P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0pt" style:font-size-complex="10pt"/>
    </style:style>
    <style:style style:name="T2" style:family="text">
      <style:text-properties style:font-name="Liberation Serif1" fo:font-size="12pt" style:font-name-asian="Liberation Serif1" style:font-size-asian="10pt" style:font-name-complex="Liberation Serif1" style:font-size-complex="10pt"/>
    </style:style>
    <style:style style:name="T3" style:family="text">
      <style:text-properties style:font-name="Liberation Sans" fo:font-size="12pt" style:font-name-asian="Liberation Serif1" style:font-size-asian="10pt" style:font-name-complex="Liberation Serif1" style:font-size-complex="10pt"/>
    </style:style>
    <style:style style:name="T4" style:family="text">
      <style:text-properties fo:color="#800080" fo:font-size="12pt" fo:font-weight="bold" style:font-size-asian="12pt" style:font-size-complex="12pt"/>
    </style:style>
    <style:style style:name="T5" style:family="text">
      <style:text-properties fo:color="#2a6099" fo:font-size="12pt" fo:font-weight="bold" style:font-size-asian="12pt" style:font-size-complex="12pt"/>
    </style:style>
    <style:style style:name="T6" style:family="text">
      <style:text-properties fo:text-transform="uppercase" fo:font-size="12pt" fo:font-weight="bold" style:font-size-asian="12pt" style:font-size-complex="12pt"/>
    </style:style>
    <style:style style:name="T7" style:family="text">
      <style:text-properties fo:color="#ff0000" fo:font-size="12pt" fo:font-weight="bold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0.872cm" svg:height="0.899cm" svg:x="3.77cm" svg:y="11.65cm">
          <draw:image xlink:href="Pictures/10000201000000210000002294F14B7CA9F60BCA.png" xlink:type="simple" xlink:show="embed" xlink:actuate="onLoad" loext:mime-type="image/png">
            <text:p/>
          </draw:image>
        </draw:frame>
        <draw:frame draw:style-name="gr1" draw:text-style-name="P1" draw:layer="layout" svg:width="6.032cm" svg:height="0.317cm" svg:x="16.5cm" svg:y="15.078cm">
          <draw:image xlink:href="Pictures/10000201000000E40000000CC8F5BE63CD544984.png" xlink:type="simple" xlink:show="embed" xlink:actuate="onLoad" loext:mime-type="image/png">
            <text:p/>
          </draw:image>
        </draw:frame>
        <draw:frame draw:style-name="gr1" draw:text-style-name="P1" draw:layer="layout" svg:width="3.412cm" svg:height="0.528cm" svg:x="22.348cm" svg:y="4.894cm">
          <draw:image xlink:href="Pictures/100002010000008100000014B1235D361F76453D.png" xlink:type="simple" xlink:show="embed" xlink:actuate="onLoad" loext:mime-type="image/png">
            <text:p/>
          </draw:image>
        </draw:frame>
        <draw:frame draw:style-name="gr1" draw:text-style-name="P1" draw:layer="layout" svg:width="1.137cm" svg:height="0.528cm" svg:x="19.968cm" svg:y="4.924cm">
          <draw:image xlink:href="Pictures/100002010000002B0000001453C4288D98184062.png" xlink:type="simple" xlink:show="embed" xlink:actuate="onLoad" loext:mime-type="image/png">
            <text:p/>
          </draw:image>
        </draw:frame>
        <draw:frame draw:style-name="gr1" draw:text-style-name="P1" draw:layer="layout" svg:width="0.74cm" svg:height="0.528cm" draw:transform="rotate (-1.5707963267949) translate (21.798cm 5.875cm)">
          <draw:image xlink:href="Pictures/100002010000001C000000144B8519D756E25AC4.png" xlink:type="simple" xlink:show="embed" xlink:actuate="onLoad" loext:mime-type="image/png">
            <text:p/>
          </draw:image>
        </draw:frame>
        <draw:frame draw:style-name="gr1" draw:text-style-name="P1" draw:layer="layout" svg:width="1.137cm" svg:height="0.528cm" svg:x="20.042cm" svg:y="7.072cm">
          <draw:image xlink:href="Pictures/100002010000002B0000001453C4288D98184062.png" xlink:type="simple" xlink:show="embed" xlink:actuate="onLoad" loext:mime-type="image/png">
            <text:p/>
          </draw:image>
        </draw:frame>
        <draw:frame draw:style-name="gr1" draw:text-style-name="P1" draw:layer="layout" svg:width="0.74cm" svg:height="0.528cm" draw:transform="rotate (-1.5707963267949) translate (16.402cm 5.326cm)">
          <draw:image xlink:href="Pictures/100002010000001C000000144B8519D756E25AC4.png" xlink:type="simple" xlink:show="embed" xlink:actuate="onLoad" loext:mime-type="image/png">
            <text:p/>
          </draw:image>
        </draw:frame>
        <draw:frame draw:style-name="gr1" draw:text-style-name="P1" draw:layer="layout" svg:width="1.137cm" svg:height="0.528cm" svg:x="16.841cm" svg:y="6.498cm">
          <draw:image xlink:href="Pictures/100002010000002B0000001453C4288D98184062.png" xlink:type="simple" xlink:show="embed" xlink:actuate="onLoad" loext:mime-type="image/png">
            <text:p/>
          </draw:image>
        </draw:frame>
        <draw:frame draw:style-name="gr1" draw:text-style-name="P1" draw:layer="layout" svg:width="8.333cm" svg:height="0.317cm" svg:x="2.967cm" svg:y="12.188cm">
          <draw:image xlink:href="Pictures/100002010000013B0000000CCC6DAEC6BF068DA8.png" xlink:type="simple" xlink:show="embed" xlink:actuate="onLoad" loext:mime-type="image/png">
            <text:p/>
          </draw:image>
        </draw:frame>
        <draw:frame draw:style-name="gr1" draw:text-style-name="P1" draw:layer="layout" svg:width="13.89cm" svg:height="0.528cm" svg:x="8.409cm" svg:y="13.54cm">
          <draw:image xlink:href="Pictures/100002010000020D000000147DE502AED5CDCB3C.png" xlink:type="simple" xlink:show="embed" xlink:actuate="onLoad" loext:mime-type="image/png">
            <text:p/>
          </draw:image>
        </draw:frame>
        <draw:frame draw:style-name="gr1" draw:text-style-name="P1" draw:layer="layout" svg:width="1.772cm" svg:height="1.269cm" svg:x="12.389cm" svg:y="12.9cm">
          <draw:image xlink:href="Pictures/100002010000004300000030E0641CFB662F5731.png" xlink:type="simple" xlink:show="embed" xlink:actuate="onLoad" loext:mime-type="image/png">
            <text:p/>
          </draw:image>
        </draw:frame>
        <draw:frame draw:style-name="gr1" draw:text-style-name="P1" draw:layer="layout" svg:width="1.19cm" svg:height="1.216cm" svg:x="7.36cm" svg:y="12.934cm">
          <draw:image xlink:href="Pictures/100002010000002D0000002E4953ED856BEB378F.png" xlink:type="simple" xlink:show="embed" xlink:actuate="onLoad" loext:mime-type="image/png">
            <text:p/>
          </draw:image>
        </draw:frame>
        <draw:frame draw:style-name="gr1" draw:text-style-name="P1" draw:layer="layout" svg:width="2.962cm" svg:height="0.528cm" draw:transform="rotate (1.5707963267949) translate (12.972cm 8.3cm)">
          <draw:image xlink:href="Pictures/1000020100000070000000145169AACD1610E592.png" xlink:type="simple" xlink:show="embed" xlink:actuate="onLoad" loext:mime-type="image/png">
            <text:p/>
          </draw:image>
        </draw:frame>
        <draw:frame draw:style-name="gr1" draw:text-style-name="P1" draw:layer="layout" svg:width="5.267cm" svg:height="5.576cm" svg:x="10.547cm" svg:y="7.4cm">
          <draw:image xlink:href="Pictures/10017CE00000096800000968D8E33B827191CBFD.svg" xlink:type="simple" xlink:show="embed" xlink:actuate="onLoad" loext:mime-type="image/svg+xml">
            <text:p/>
          </draw:image>
          <draw:image xlink:href="Pictures/100002010000005B0000005B2DE0379B5D082271.png" xlink:type="simple" xlink:show="embed" xlink:actuate="onLoad" loext:mime-type="image/png"/>
        </draw:frame>
        <draw:frame draw:style-name="gr1" draw:text-style-name="P1" draw:layer="layout" svg:width="10.185cm" svg:height="0.528cm" svg:x="8.525cm" svg:y="4.341cm">
          <draw:image xlink:href="Pictures/1000020100000181000000144635FD764801ED1E.png" xlink:type="simple" xlink:show="embed" xlink:actuate="onLoad" loext:mime-type="image/png">
            <text:p/>
          </draw:image>
        </draw:frame>
        <draw:frame draw:style-name="gr1" draw:text-style-name="P1" draw:layer="layout" svg:width="2.962cm" svg:height="0.528cm" draw:transform="rotate (1.5707963267949) translate (7.424cm 8.372cm)">
          <draw:image xlink:href="Pictures/1000020100000070000000145169AACD1610E592.png" xlink:type="simple" xlink:show="embed" xlink:actuate="onLoad" loext:mime-type="image/png">
            <text:p/>
          </draw:image>
        </draw:frame>
        <draw:frame draw:style-name="gr1" draw:text-style-name="P1" draw:layer="layout" svg:width="1.19cm" svg:height="1.216cm" draw:transform="rotate (-1.5707963267949) translate (8.56cm 4.296cm)">
          <draw:image xlink:href="Pictures/100002010000002D0000002E128AFCA9A473D883.png" xlink:type="simple" xlink:show="embed" xlink:actuate="onLoad" loext:mime-type="image/png">
            <text:p/>
          </draw:image>
        </draw:frame>
        <draw:frame draw:style-name="gr1" draw:text-style-name="P1" draw:layer="layout" svg:width="0.66cm" svg:height="0.317cm" draw:transform="rotate (-1.5707963267949) translate (16.274cm 14.265cm)">
          <draw:image xlink:href="Pictures/10000201000000190000000CE2184194BD983809.png" xlink:type="simple" xlink:show="embed" xlink:actuate="onLoad" loext:mime-type="image/png">
            <text:p/>
          </draw:image>
        </draw:frame>
        <draw:frame draw:style-name="gr1" draw:text-style-name="P1" draw:layer="layout" svg:width="5.267cm" svg:height="5.576cm" svg:x="5.046cm" svg:y="7.4cm">
          <draw:image xlink:href="Pictures/10017CE00000096800000968D8E33B827191CBFD.svg" xlink:type="simple" xlink:show="embed" xlink:actuate="onLoad" loext:mime-type="image/svg+xml">
            <text:p/>
          </draw:image>
          <draw:image xlink:href="Pictures/100002010000005B0000005B2DE0379B5D082271.png" xlink:type="simple" xlink:show="embed" xlink:actuate="onLoad" loext:mime-type="image/png"/>
        </draw:frame>
        <draw:frame draw:style-name="gr1" draw:text-style-name="P1" draw:layer="layout" svg:width="1.11cm" svg:height="1.11cm" svg:x="7.142cm" svg:y="11.734cm">
          <draw:image xlink:href="Pictures/100002010000002A0000002A37A2E5BFE5D83FFD.png" xlink:type="simple" xlink:show="embed" xlink:actuate="onLoad" loext:mime-type="image/png">
            <text:p/>
          </draw:image>
        </draw:frame>
        <draw:g>
          <draw:frame draw:style-name="gr2" draw:text-style-name="P1" draw:layer="layout" svg:width="0.25cm" svg:height="0.46cm" svg:x="20.338cm" svg:y="13.238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19.892cm" svg:y="12.585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g>
          <draw:frame draw:style-name="gr2" draw:text-style-name="P1" draw:layer="layout" svg:width="0.25cm" svg:height="0.46cm" svg:x="17.49cm" svg:y="13.265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17.044cm" svg:y="12.586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.11cm" svg:height="1.11cm" svg:x="12.667cm" svg:y="11.734cm">
          <draw:image xlink:href="Pictures/100002010000002A0000002A42F5C6A8EF0D0E6E.png" xlink:type="simple" xlink:show="embed" xlink:actuate="onLoad" loext:mime-type="image/png">
            <text:p/>
          </draw:image>
        </draw:frame>
        <draw:frame draw:style-name="gr3" draw:text-style-name="P3" draw:layer="layout" svg:width="2cm" svg:height="0.73cm" svg:x="16.6cm" svg:y="11.828cm">
          <draw:text-box>
            <text:p text:style-name="P2"><text:span text:style-name="T1">0.0 бар</text:span></text:p>
          </draw:text-box>
        </draw:frame>
        <draw:frame draw:style-name="gr3" draw:text-style-name="P3" draw:layer="layout" svg:width="2cm" svg:height="0.73cm" svg:x="19.444cm" svg:y="11.829cm">
          <draw:text-box>
            <text:p text:style-name="P2"><text:span text:style-name="T1">0.0 </text:span><text:span text:style-name="T2">°</text:span><text:span text:style-name="T3">С</text:span></text:p>
          </draw:text-box>
        </draw:frame>
        <draw:g>
          <draw:frame draw:style-name="gr2" draw:text-style-name="P1" draw:layer="layout" svg:width="0.25cm" svg:height="0.46cm" svg:x="18.49cm" svg:y="14.789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18.044cm" svg:y="14.11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frame draw:style-name="gr4" draw:text-style-name="P3" draw:layer="layout" svg:width="2.5cm" svg:height="0.725cm" svg:x="17.348cm" svg:y="15.502cm">
          <draw:text-box>
            <text:p text:style-name="P2"><text:span text:style-name="T1">0.0 бар</text:span></text:p>
          </draw:text-box>
        </draw:frame>
        <draw:frame draw:style-name="gr1" draw:text-style-name="P1" draw:layer="layout" svg:width="0.66cm" svg:height="0.687cm" svg:x="15.937cm" svg:y="14.733cm">
          <draw:image xlink:href="Pictures/10000201000000190000001AE8CCFDD55F67D80F.png" xlink:type="simple" xlink:show="embed" xlink:actuate="onLoad" loext:mime-type="image/png">
            <text:p/>
          </draw:image>
        </draw:frame>
        <draw:frame draw:style-name="gr1" draw:text-style-name="P1" draw:layer="layout" svg:width="0.422cm" svg:height="0.502cm" draw:transform="rotate (-3.14159265358979) translate (16.327cm 14.326cm)">
          <draw:image xlink:href="Pictures/100002010000001000000013DDE79D81539CE30F.png" xlink:type="simple" xlink:show="embed" xlink:actuate="onLoad" loext:mime-type="image/png">
            <text:p/>
          </draw:image>
        </draw:frame>
        <draw:frame draw:style-name="gr5" draw:text-style-name="P4" draw:layer="layout" svg:width="2.6cm" svg:height="0.725cm" svg:x="23.196cm" svg:y="13.196cm">
          <draw:text-box>
            <text:p text:style-name="P2"><text:span text:style-name="T4">обратная</text:span></text:p>
          </draw:text-box>
        </draw:frame>
        <draw:frame draw:style-name="gr5" draw:text-style-name="P5" draw:layer="layout" svg:width="2.6cm" svg:height="0.725cm" svg:x="22.9cm" svg:y="15.175cm">
          <draw:text-box>
            <text:p text:style-name="P2"><text:span text:style-name="T5">ХВС</text:span></text:p>
          </draw:text-box>
        </draw:frame>
        <draw:frame draw:style-name="gr5" draw:text-style-name="P6" draw:layer="layout" svg:width="2.6cm" svg:height="0.725cm" svg:x="6.4cm" svg:y="10.775cm">
          <draw:text-box>
            <text:p text:style-name="P2"><text:span text:style-name="T6">котел #1</text:span></text:p>
          </draw:text-box>
        </draw:frame>
        <draw:frame draw:style-name="gr1" draw:text-style-name="P1" draw:layer="layout" svg:width="0.872cm" svg:height="0.899cm" svg:x="3.766cm" svg:y="11.645cm">
          <draw:image xlink:href="Pictures/100002010000002100000022A8DC7EA035102BBA.png" xlink:type="simple" xlink:show="embed" xlink:actuate="onLoad" loext:mime-type="image/png">
            <text:p/>
          </draw:image>
        </draw:frame>
        <draw:frame draw:style-name="gr1" draw:text-style-name="P1" draw:layer="layout" svg:width="1.772cm" svg:height="1.269cm" svg:x="12.332cm" svg:y="4.266cm">
          <draw:image xlink:href="Pictures/100002010000004300000030C6ACD62DA9ACEA83.png" xlink:type="simple" xlink:show="embed" xlink:actuate="onLoad" loext:mime-type="image/png">
            <text:p/>
          </draw:image>
        </draw:frame>
        <draw:frame draw:style-name="gr1" draw:text-style-name="P1" draw:layer="layout" svg:width="1.772cm" svg:height="1.269cm" svg:x="15.232cm" svg:y="4.267cm">
          <draw:image xlink:href="Pictures/100002010000004300000030C6ACD62DA9ACEA83.png" xlink:type="simple" xlink:show="embed" xlink:actuate="onLoad" loext:mime-type="image/png">
            <text:p/>
          </draw:image>
        </draw:frame>
        <draw:frame draw:style-name="gr1" draw:text-style-name="P1" draw:layer="layout" svg:width="2.661cm" svg:height="1.778cm" svg:x="17.489cm" svg:y="4.246cm">
          <draw:image xlink:href="Pictures/100011B500000AFC000007570CD79A7A7040ED93.svg" xlink:type="simple" xlink:show="embed" xlink:actuate="onLoad" loext:mime-type="image/svg+xml">
            <text:p/>
          </draw:image>
          <draw:image xlink:href="Pictures/100002010000006A00000047A7141712AF71F72D.png" xlink:type="simple" xlink:show="embed" xlink:actuate="onLoad" loext:mime-type="image/png"/>
        </draw:frame>
        <draw:frame draw:style-name="gr1" draw:text-style-name="P1" draw:layer="layout" svg:width="1.19cm" svg:height="1.216cm" svg:x="15.81cm" svg:y="5.9cm">
          <draw:image xlink:href="Pictures/100002010000002D0000002E128AFCA9A473D883.png" xlink:type="simple" xlink:show="embed" xlink:actuate="onLoad" loext:mime-type="image/png">
            <text:p/>
          </draw:image>
        </draw:frame>
        <draw:frame draw:style-name="gr1" draw:text-style-name="P1" draw:layer="layout" svg:width="1.19cm" svg:height="1.216cm" draw:transform="rotate (1.5707963267949) translate (20.687cm 7.655cm)">
          <draw:image xlink:href="Pictures/100002010000002D0000002E128AFCA9A473D883.png" xlink:type="simple" xlink:show="embed" xlink:actuate="onLoad" loext:mime-type="image/png">
            <text:p/>
          </draw:image>
        </draw:frame>
        <draw:frame draw:style-name="gr1" draw:text-style-name="P1" draw:layer="layout" svg:width="1.772cm" svg:height="1.269cm" svg:x="20.628cm" svg:y="4.816cm">
          <draw:image xlink:href="Pictures/100002010000004300000030C6ACD62DA9ACEA83.png" xlink:type="simple" xlink:show="embed" xlink:actuate="onLoad" loext:mime-type="image/png">
            <text:p/>
          </draw:image>
        </draw:frame>
        <draw:frame draw:style-name="gr1" draw:text-style-name="P1" draw:layer="layout" svg:width="1.11cm" svg:height="1.11cm" svg:x="18.371cm" svg:y="4.652cm">
          <draw:image xlink:href="Pictures/100002010000002A0000002A37A2E5BFE5D83FFD.png" xlink:type="simple" xlink:show="embed" xlink:actuate="onLoad" loext:mime-type="image/png">
            <text:p/>
          </draw:image>
        </draw:frame>
        <draw:frame draw:style-name="gr1" draw:text-style-name="P1" draw:layer="layout" svg:width="2.661cm" svg:height="1.778cm" svg:x="17.49cm" svg:y="6.394cm">
          <draw:image xlink:href="Pictures/100002010000006A00000047832E003CE80E5980.png" xlink:type="simple" xlink:show="embed" xlink:actuate="onLoad" loext:mime-type="image/png">
            <text:p/>
          </draw:image>
        </draw:frame>
        <draw:frame draw:style-name="gr1" draw:text-style-name="P1" draw:layer="layout" svg:width="1.11cm" svg:height="1.11cm" svg:x="18.401cm" svg:y="6.826cm">
          <draw:image xlink:href="Pictures/100002010000002A0000002A42F5C6A8EF0D0E6E.png" xlink:type="simple" xlink:show="embed" xlink:actuate="onLoad" loext:mime-type="image/png">
            <text:p/>
          </draw:image>
        </draw:frame>
        <draw:frame draw:style-name="gr5" draw:text-style-name="P7" draw:layer="layout" svg:width="2.6cm" svg:height="0.725cm" svg:x="22.774cm" svg:y="5.475cm">
          <draw:text-box>
            <text:p text:style-name="P2"><text:span text:style-name="T7">подача</text:span></text:p>
          </draw:text-box>
        </draw:frame>
        <draw:frame draw:style-name="gr1" draw:text-style-name="P1" draw:layer="layout" svg:width="1.295cm" svg:height="0.528cm" svg:x="21.6cm" svg:y="13.546cm">
          <draw:image xlink:href="Pictures/100002010000003100000014A77911DAF6EF7E58.png" xlink:type="simple" xlink:show="embed" xlink:actuate="onLoad" loext:mime-type="image/png">
            <text:p/>
          </draw:image>
        </draw:frame>
        <draw:frame draw:style-name="gr5" draw:text-style-name="P5" draw:layer="layout" svg:width="2.6cm" svg:height="0.725cm" svg:x="22.896cm" svg:y="14.622cm">
          <draw:text-box>
            <text:p text:style-name="P2"><text:span text:style-name="T5">подпитка</text:span></text:p>
          </draw:text-box>
        </draw:frame>
        <draw:frame draw:style-name="gr5" draw:text-style-name="P8" draw:layer="layout" svg:width="1.266cm" svg:height="0.725cm" svg:x="19.308cm" svg:y="3.964cm">
          <draw:text-box>
            <text:p text:style-name="P2"><text:span text:style-name="T8">Н1</text:span></text:p>
          </draw:text-box>
        </draw:frame>
        <draw:frame draw:style-name="gr5" draw:text-style-name="P8" draw:layer="layout" svg:width="1.266cm" svg:height="0.725cm" svg:x="19.308cm" svg:y="6.091cm">
          <draw:text-box>
            <text:p text:style-name="P2"><text:span text:style-name="T8">Н2</text:span></text:p>
          </draw:text-box>
        </draw:frame>
        <draw:frame draw:style-name="gr5" draw:text-style-name="P8" draw:layer="layout" svg:width="1.266cm" svg:height="0.725cm" svg:x="3.556cm" svg:y="10.9cm">
          <draw:text-box>
            <text:p text:style-name="P2"><text:span text:style-name="T8">Y1</text:span></text:p>
          </draw:text-box>
        </draw:frame>
        <draw:g>
          <draw:frame draw:style-name="gr2" draw:text-style-name="P1" draw:layer="layout" svg:width="0.25cm" svg:height="0.46cm" svg:x="25.116cm" svg:y="4.557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24.67cm" svg:y="3.904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2cm" svg:height="0.73cm" svg:x="24.222cm" svg:y="3.148cm">
          <draw:text-box>
            <text:p text:style-name="P2"><text:span text:style-name="T1">0.0 </text:span><text:span text:style-name="T2">°</text:span><text:span text:style-name="T3">С</text:span></text:p>
          </draw:text-box>
        </draw:frame>
        <draw:g>
          <draw:frame draw:style-name="gr2" draw:text-style-name="P1" draw:layer="layout" svg:width="0.25cm" svg:height="0.46cm" svg:x="22.664cm" svg:y="4.588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22.218cm" svg:y="3.909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2cm" svg:height="0.73cm" svg:x="21.774cm" svg:y="3.151cm">
          <draw:text-box>
            <text:p text:style-name="P2"><text:span text:style-name="T1">0.0 бар</text:span></text:p>
          </draw:text-box>
        </draw:frame>
        <draw:frame draw:style-name="gr3" draw:text-style-name="P3" draw:layer="layout" svg:width="2cm" svg:height="0.73cm" svg:x="17.944cm" svg:y="9.529cm">
          <draw:text-box>
            <text:p text:style-name="P2"><text:span text:style-name="T1">0.0 </text:span><text:span text:style-name="T2">°</text:span><text:span text:style-name="T3">С</text:span></text:p>
          </draw:text-box>
        </draw:frame>
        <draw:frame draw:style-name="gr5" draw:text-style-name="P9" draw:layer="layout" svg:width="2.692cm" svg:height="0.725cm" svg:x="17.608cm" svg:y="8.865cm">
          <draw:text-box>
            <text:p text:style-name="P2"><text:span text:style-name="T8">Tмест</text:span></text:p>
          </draw:text-box>
        </draw:frame>
        <draw:frame draw:style-name="gr5" draw:text-style-name="P11" draw:layer="layout" svg:width="4.3cm" svg:height="0.725cm" svg:x="4.9cm" svg:y="14.975cm">
          <draw:text-box>
            <text:p text:style-name="P10"><text:span text:style-name="T8">питание</text:span></text:p>
          </draw:text-box>
        </draw:frame>
        <draw:frame draw:style-name="gr1" draw:text-style-name="P1" draw:layer="layout" svg:width="1.11cm" svg:height="1.11cm" svg:x="3.8cm" svg:y="14.8cm">
          <draw:image xlink:href="Pictures/100002010000002A0000002A37A2E5BFE5D83FFD.png" xlink:type="simple" xlink:show="embed" xlink:actuate="onLoad" loext:mime-type="image/png">
            <text:p/>
          </draw:image>
        </draw:frame>
        <draw:frame draw:style-name="gr1" draw:text-style-name="P1" draw:layer="layout" svg:width="2.5cm" svg:height="2.5cm" svg:x="12cm" svg:y="8.3cm">
          <draw:image xlink:href="Pictures/1000020100000080000000800CBF2D22F1AF2297.png" xlink:type="simple" xlink:show="embed" xlink:actuate="onLoad" loext:mime-type="image/png">
            <text:p/>
          </draw:image>
        </draw:frame>
        <draw:frame draw:style-name="gr5" draw:text-style-name="P6" draw:layer="layout" svg:width="2.6cm" svg:height="0.725cm" svg:x="11.9cm" svg:y="10.776cm">
          <draw:text-box>
            <text:p text:style-name="P2"><text:span text:style-name="T6">котел #2</text:span></text:p>
          </draw:text-box>
        </draw:frame>
        <draw:frame draw:style-name="gr1" draw:text-style-name="P1" draw:layer="layout" svg:width="2.5cm" svg:height="2.5cm" svg:x="6.4cm" svg:y="8.3cm">
          <draw:image xlink:href="Pictures/1000020100000080000000800CBF2D22F1AF2297.png" xlink:type="simple" xlink:show="embed" xlink:actuate="onLoad" loext:mime-type="image/png">
            <text:p/>
          </draw:image>
        </draw:frame>
        <draw:frame draw:style-name="gr1" draw:text-style-name="P1" draw:layer="layout" svg:width="1.1cm" svg:height="1.1cm" svg:x="14.53cm" svg:y="11.674cm">
          <draw:image xlink:href="Pictures/100002010000004000000040DFB57DFDDFF4CD1D.png" xlink:type="simple" xlink:show="embed" xlink:actuate="onLoad" loext:mime-type="image/png">
            <text:p/>
          </draw:image>
        </draw:frame>
        <draw:frame draw:style-name="gr1" draw:text-style-name="P1" draw:layer="layout" svg:width="1.1cm" svg:height="1.1cm" svg:x="9.03cm" svg:y="11.674cm">
          <draw:image xlink:href="Pictures/100002010000004000000040DFB57DFDDFF4CD1D.png" xlink:type="simple" xlink:show="embed" xlink:actuate="onLoad" loext:mime-type="image/png">
            <text:p/>
          </draw:image>
        </draw:frame>
        <draw:frame draw:style-name="gr1" draw:text-style-name="P1" draw:layer="layout" svg:width="1.2cm" svg:height="1.2cm" svg:x="2.5cm" svg:y="10.9cm">
          <draw:image xlink:href="Pictures/10000201000000240000002434298844B13BE6ED.png" xlink:type="simple" xlink:show="embed" xlink:actuate="onLoad" loext:mime-type="image/png">
            <text:p/>
          </draw:image>
        </draw:frame>
        <draw:frame draw:style-name="gr1" draw:text-style-name="P1" draw:layer="layout" svg:width="1.2cm" svg:height="1.2cm" svg:x="2.522cm" svg:y="14.826cm">
          <draw:image xlink:href="Pictures/10000201000000240000002434298844B13BE6ED.png" xlink:type="simple" xlink:show="embed" xlink:actuate="onLoad" loext:mime-type="image/png">
            <text:p/>
          </draw:image>
        </draw:frame>
        <draw:line draw:style-name="gr6" draw:text-style-name="P2" draw:layer="layout" svg:x1="22.891cm" svg:y1="13.822cm" svg:x2="25.591cm" svg:y2="13.822cm">
          <text:p/>
        </draw:line>
        <draw:line draw:style-name="gr7" draw:text-style-name="P1" draw:layer="layout" svg:x1="22.591cm" svg:y1="6.096cm" svg:x2="25.991cm" svg:y2="6.096cm">
          <text:p/>
        </draw:line>
        <draw:line draw:style-name="gr8" draw:text-style-name="P2" draw:layer="layout" svg:x1="22.591cm" svg:y1="15.248cm" svg:x2="25.291cm" svg:y2="15.248cm">
          <text:p/>
        </draw:line>
      </draw:page>
      <draw:page draw:name="page2" draw:style-name="dp1" draw:master-page-name="Обычный">
        <draw:frame draw:style-name="gr1" draw:text-style-name="P1" draw:layer="layout" svg:width="6.032cm" svg:height="0.317cm" svg:x="16.5cm" svg:y="15.078cm">
          <draw:image xlink:href="Pictures/10000201000000E40000000CC8F5BE63CD544984.png" xlink:type="simple" xlink:show="embed" xlink:actuate="onLoad" loext:mime-type="image/png">
            <text:p/>
          </draw:image>
        </draw:frame>
        <draw:frame draw:style-name="gr1" draw:text-style-name="P1" draw:layer="layout" svg:width="3.412cm" svg:height="0.528cm" svg:x="22.348cm" svg:y="4.894cm">
          <draw:image xlink:href="Pictures/100002010000008100000014B1235D361F76453D.png" xlink:type="simple" xlink:show="embed" xlink:actuate="onLoad" loext:mime-type="image/png">
            <text:p/>
          </draw:image>
        </draw:frame>
        <draw:frame draw:style-name="gr1" draw:text-style-name="P1" draw:layer="layout" svg:width="1.137cm" svg:height="0.528cm" svg:x="19.968cm" svg:y="4.924cm">
          <draw:image xlink:href="Pictures/100002010000002B0000001453C4288D98184062.png" xlink:type="simple" xlink:show="embed" xlink:actuate="onLoad" loext:mime-type="image/png">
            <text:p/>
          </draw:image>
        </draw:frame>
        <draw:frame draw:style-name="gr1" draw:text-style-name="P1" draw:layer="layout" svg:width="0.74cm" svg:height="0.528cm" draw:transform="rotate (-1.5707963267949) translate (21.798cm 5.875cm)">
          <draw:image xlink:href="Pictures/100002010000001C000000144B8519D756E25AC4.png" xlink:type="simple" xlink:show="embed" xlink:actuate="onLoad" loext:mime-type="image/png">
            <text:p/>
          </draw:image>
        </draw:frame>
        <draw:frame draw:style-name="gr1" draw:text-style-name="P1" draw:layer="layout" svg:width="1.137cm" svg:height="0.528cm" svg:x="20.042cm" svg:y="7.072cm">
          <draw:image xlink:href="Pictures/100002010000002B0000001453C4288D98184062.png" xlink:type="simple" xlink:show="embed" xlink:actuate="onLoad" loext:mime-type="image/png">
            <text:p/>
          </draw:image>
        </draw:frame>
        <draw:frame draw:style-name="gr1" draw:text-style-name="P1" draw:layer="layout" svg:width="0.74cm" svg:height="0.528cm" draw:transform="rotate (-1.5707963267949) translate (16.402cm 5.326cm)">
          <draw:image xlink:href="Pictures/100002010000001C000000144B8519D756E25AC4.png" xlink:type="simple" xlink:show="embed" xlink:actuate="onLoad" loext:mime-type="image/png">
            <text:p/>
          </draw:image>
        </draw:frame>
        <draw:frame draw:style-name="gr1" draw:text-style-name="P1" draw:layer="layout" svg:width="1.137cm" svg:height="0.528cm" svg:x="16.841cm" svg:y="6.498cm">
          <draw:image xlink:href="Pictures/100002010000002B0000001453C4288D98184062.png" xlink:type="simple" xlink:show="embed" xlink:actuate="onLoad" loext:mime-type="image/png">
            <text:p/>
          </draw:image>
        </draw:frame>
        <draw:frame draw:style-name="gr1" draw:text-style-name="P1" draw:layer="layout" svg:width="8.333cm" svg:height="0.317cm" svg:x="2.967cm" svg:y="12.188cm">
          <draw:image xlink:href="Pictures/100002010000013B0000000CCC6DAEC6BF068DA8.png" xlink:type="simple" xlink:show="embed" xlink:actuate="onLoad" loext:mime-type="image/png">
            <text:p/>
          </draw:image>
        </draw:frame>
        <draw:frame draw:style-name="gr1" draw:text-style-name="P1" draw:layer="layout" svg:width="13.89cm" svg:height="0.528cm" svg:x="8.409cm" svg:y="13.54cm">
          <draw:image xlink:href="Pictures/100002010000020D000000147DE502AED5CDCB3C.png" xlink:type="simple" xlink:show="embed" xlink:actuate="onLoad" loext:mime-type="image/png">
            <text:p/>
          </draw:image>
        </draw:frame>
        <draw:frame draw:style-name="gr1" draw:text-style-name="P1" draw:layer="layout" svg:width="1.772cm" svg:height="1.269cm" svg:x="12.389cm" svg:y="12.9cm">
          <draw:image xlink:href="Pictures/100002010000004300000030E0641CFB662F5731.png" xlink:type="simple" xlink:show="embed" xlink:actuate="onLoad" loext:mime-type="image/png">
            <text:p/>
          </draw:image>
        </draw:frame>
        <draw:frame draw:style-name="gr1" draw:text-style-name="P1" draw:layer="layout" svg:width="1.19cm" svg:height="1.216cm" svg:x="7.36cm" svg:y="12.934cm">
          <draw:image xlink:href="Pictures/100002010000002D0000002E4953ED856BEB378F.png" xlink:type="simple" xlink:show="embed" xlink:actuate="onLoad" loext:mime-type="image/png">
            <text:p/>
          </draw:image>
        </draw:frame>
        <draw:frame draw:style-name="gr1" draw:text-style-name="P1" draw:layer="layout" svg:width="2.962cm" svg:height="0.528cm" draw:transform="rotate (1.5707963267949) translate (12.972cm 8.3cm)">
          <draw:image xlink:href="Pictures/1000020100000070000000145169AACD1610E592.png" xlink:type="simple" xlink:show="embed" xlink:actuate="onLoad" loext:mime-type="image/png">
            <text:p/>
          </draw:image>
        </draw:frame>
        <draw:frame draw:style-name="gr1" draw:text-style-name="P1" draw:layer="layout" svg:width="5.267cm" svg:height="5.576cm" svg:x="10.547cm" svg:y="7.4cm">
          <draw:image xlink:href="Pictures/10017CE00000096800000968D8E33B827191CBFD.svg" xlink:type="simple" xlink:show="embed" xlink:actuate="onLoad" loext:mime-type="image/svg+xml">
            <text:p/>
          </draw:image>
          <draw:image xlink:href="Pictures/100002010000005B0000005B2DE0379B5D082271.png" xlink:type="simple" xlink:show="embed" xlink:actuate="onLoad" loext:mime-type="image/png"/>
        </draw:frame>
        <draw:frame draw:style-name="gr1" draw:text-style-name="P1" draw:layer="layout" svg:width="10.185cm" svg:height="0.528cm" svg:x="8.525cm" svg:y="4.341cm">
          <draw:image xlink:href="Pictures/1000020100000181000000144635FD764801ED1E.png" xlink:type="simple" xlink:show="embed" xlink:actuate="onLoad" loext:mime-type="image/png">
            <text:p/>
          </draw:image>
        </draw:frame>
        <draw:frame draw:style-name="gr1" draw:text-style-name="P1" draw:layer="layout" svg:width="2.962cm" svg:height="0.528cm" draw:transform="rotate (1.5707963267949) translate (7.424cm 8.372cm)">
          <draw:image xlink:href="Pictures/1000020100000070000000145169AACD1610E592.png" xlink:type="simple" xlink:show="embed" xlink:actuate="onLoad" loext:mime-type="image/png">
            <text:p/>
          </draw:image>
        </draw:frame>
        <draw:frame draw:style-name="gr1" draw:text-style-name="P1" draw:layer="layout" svg:width="1.19cm" svg:height="1.216cm" draw:transform="rotate (-1.5707963267949) translate (8.56cm 4.296cm)">
          <draw:image xlink:href="Pictures/100002010000002D0000002E128AFCA9A473D883.png" xlink:type="simple" xlink:show="embed" xlink:actuate="onLoad" loext:mime-type="image/png">
            <text:p/>
          </draw:image>
        </draw:frame>
        <draw:frame draw:style-name="gr1" draw:text-style-name="P1" draw:layer="layout" svg:width="0.66cm" svg:height="0.317cm" draw:transform="rotate (-1.5707963267949) translate (16.274cm 14.265cm)">
          <draw:image xlink:href="Pictures/10000201000000190000000CE2184194BD983809.png" xlink:type="simple" xlink:show="embed" xlink:actuate="onLoad" loext:mime-type="image/png">
            <text:p/>
          </draw:image>
        </draw:frame>
        <draw:frame draw:style-name="gr1" draw:text-style-name="P1" draw:layer="layout" svg:width="5.267cm" svg:height="5.576cm" svg:x="5.046cm" svg:y="7.4cm">
          <draw:image xlink:href="Pictures/10017CE00000096800000968D8E33B827191CBFD.svg" xlink:type="simple" xlink:show="embed" xlink:actuate="onLoad" loext:mime-type="image/svg+xml">
            <text:p/>
          </draw:image>
          <draw:image xlink:href="Pictures/100002010000005B0000005B2DE0379B5D082271.png" xlink:type="simple" xlink:show="embed" xlink:actuate="onLoad" loext:mime-type="image/png"/>
        </draw:frame>
        <draw:g>
          <draw:frame draw:style-name="gr2" draw:text-style-name="P1" draw:layer="layout" svg:width="0.25cm" svg:height="0.46cm" svg:x="20.338cm" svg:y="13.238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19.892cm" svg:y="12.585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g>
          <draw:frame draw:style-name="gr2" draw:text-style-name="P1" draw:layer="layout" svg:width="0.25cm" svg:height="0.46cm" svg:x="17.49cm" svg:y="13.265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17.044cm" svg:y="12.586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g>
          <draw:frame draw:style-name="gr2" draw:text-style-name="P1" draw:layer="layout" svg:width="0.25cm" svg:height="0.46cm" svg:x="18.49cm" svg:y="14.789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18.044cm" svg:y="14.11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66cm" svg:height="0.687cm" svg:x="15.938cm" svg:y="14.733cm">
          <draw:image xlink:href="Pictures/10000201000000190000001AE8CCFDD55F67D80F.png" xlink:type="simple" xlink:show="embed" xlink:actuate="onLoad" loext:mime-type="image/png">
            <text:p/>
          </draw:image>
        </draw:frame>
        <draw:frame draw:style-name="gr1" draw:text-style-name="P1" draw:layer="layout" svg:width="0.422cm" svg:height="0.502cm" draw:transform="rotate (-3.14159265358979) translate (16.327cm 14.326cm)">
          <draw:image xlink:href="Pictures/100002010000001000000013DDE79D81539CE30F.png" xlink:type="simple" xlink:show="embed" xlink:actuate="onLoad" loext:mime-type="image/png">
            <text:p/>
          </draw:image>
        </draw:frame>
        <draw:line draw:style-name="gr6" draw:text-style-name="P2" draw:layer="layout" svg:x1="22.9cm" svg:y1="13.822cm" svg:x2="25.6cm" svg:y2="13.822cm">
          <text:p/>
        </draw:line>
        <draw:frame draw:style-name="gr1" draw:text-style-name="P1" draw:layer="layout" svg:width="1.772cm" svg:height="1.269cm" svg:x="12.332cm" svg:y="4.266cm">
          <draw:image xlink:href="Pictures/100002010000004300000030C6ACD62DA9ACEA83.png" xlink:type="simple" xlink:show="embed" xlink:actuate="onLoad" loext:mime-type="image/png">
            <text:p/>
          </draw:image>
        </draw:frame>
        <draw:frame draw:style-name="gr1" draw:text-style-name="P1" draw:layer="layout" svg:width="1.772cm" svg:height="1.269cm" svg:x="15.232cm" svg:y="4.267cm">
          <draw:image xlink:href="Pictures/100002010000004300000030C6ACD62DA9ACEA83.png" xlink:type="simple" xlink:show="embed" xlink:actuate="onLoad" loext:mime-type="image/png">
            <text:p/>
          </draw:image>
        </draw:frame>
        <draw:frame draw:style-name="gr1" draw:text-style-name="P1" draw:layer="layout" svg:width="2.661cm" svg:height="1.778cm" svg:x="17.489cm" svg:y="4.246cm">
          <draw:image xlink:href="Pictures/100011B500000AFC000007570CD79A7A7040ED93.svg" xlink:type="simple" xlink:show="embed" xlink:actuate="onLoad" loext:mime-type="image/svg+xml">
            <text:p/>
          </draw:image>
          <draw:image xlink:href="Pictures/100002010000006A00000047A7141712AF71F72D.png" xlink:type="simple" xlink:show="embed" xlink:actuate="onLoad" loext:mime-type="image/png"/>
        </draw:frame>
        <draw:frame draw:style-name="gr1" draw:text-style-name="P1" draw:layer="layout" svg:width="1.19cm" svg:height="1.216cm" svg:x="15.81cm" svg:y="5.9cm">
          <draw:image xlink:href="Pictures/100002010000002D0000002E128AFCA9A473D883.png" xlink:type="simple" xlink:show="embed" xlink:actuate="onLoad" loext:mime-type="image/png">
            <text:p/>
          </draw:image>
        </draw:frame>
        <draw:frame draw:style-name="gr1" draw:text-style-name="P1" draw:layer="layout" svg:width="1.19cm" svg:height="1.216cm" draw:transform="rotate (1.5707963267949) translate (20.687cm 7.655cm)">
          <draw:image xlink:href="Pictures/100002010000002D0000002E128AFCA9A473D883.png" xlink:type="simple" xlink:show="embed" xlink:actuate="onLoad" loext:mime-type="image/png">
            <text:p/>
          </draw:image>
        </draw:frame>
        <draw:frame draw:style-name="gr1" draw:text-style-name="P1" draw:layer="layout" svg:width="1.772cm" svg:height="1.269cm" svg:x="20.628cm" svg:y="4.816cm">
          <draw:image xlink:href="Pictures/100002010000004300000030C6ACD62DA9ACEA83.png" xlink:type="simple" xlink:show="embed" xlink:actuate="onLoad" loext:mime-type="image/png">
            <text:p/>
          </draw:image>
        </draw:frame>
        <draw:line draw:style-name="gr7" draw:text-style-name="P1" draw:layer="layout" svg:x1="22.6cm" svg:y1="6.096cm" svg:x2="26cm" svg:y2="6.096cm">
          <text:p/>
        </draw:line>
        <draw:frame draw:style-name="gr1" draw:text-style-name="P1" draw:layer="layout" svg:width="1.295cm" svg:height="0.528cm" svg:x="21.6cm" svg:y="13.546cm">
          <draw:image xlink:href="Pictures/100002010000003100000014A77911DAF6EF7E58.png" xlink:type="simple" xlink:show="embed" xlink:actuate="onLoad" loext:mime-type="image/png">
            <text:p/>
          </draw:image>
        </draw:frame>
        <draw:line draw:style-name="gr8" draw:text-style-name="P2" draw:layer="layout" svg:x1="22.6cm" svg:y1="15.248cm" svg:x2="25.3cm" svg:y2="15.248cm">
          <text:p/>
        </draw:line>
        <draw:g>
          <draw:frame draw:style-name="gr2" draw:text-style-name="P1" draw:layer="layout" svg:width="0.25cm" svg:height="0.46cm" svg:x="25.116cm" svg:y="4.557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24.67cm" svg:y="3.904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g>
          <draw:frame draw:style-name="gr2" draw:text-style-name="P1" draw:layer="layout" svg:width="0.25cm" svg:height="0.46cm" svg:x="22.664cm" svg:y="4.588cm">
            <draw:image xlink:href="Pictures/10000201000000140000002551B7C8008D5F366E.png" xlink:type="simple" xlink:show="embed" xlink:actuate="onLoad" loext:mime-type="image/png">
              <text:p/>
            </draw:image>
          </draw:frame>
          <draw:frame draw:style-name="gr2" draw:text-style-name="P1" draw:layer="layout" svg:width="1.156cm" svg:height="1.018cm" svg:x="22.218cm" svg:y="3.909cm">
            <draw:image xlink:href="Pictures/100002010000007F0000007043711FAD38A6762B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2.661cm" svg:height="1.778cm" svg:x="17.49cm" svg:y="6.394cm">
          <draw:image xlink:href="Pictures/100002010000006A00000047832E003CE80E598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07:55:40.539000000</meta:creation-date>
    <dc:date>2019-04-02T08:36:59.865000000</dc:date>
    <meta:editing-duration>PT11H52M12S</meta:editing-duration>
    <meta:editing-cycles>123</meta:editing-cycles>
    <meta:generator>LibreOffice/6.2.2.1$Windows_X86_64 LibreOffice_project/fcd633fb1bf21b0a99c9acb3ad6e526437947b01</meta:generator>
    <meta:print-date>2019-04-01T16:33:30.793000000</meta:print-date>
    <meta:document-statistic meta:object-count="122"/>
  </office:meta>
</office:document-meta>
</file>